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396cm" fo:min-width="2.1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416cm" fo:min-width="2.1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442cm" fo:min-width="2.19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="Circle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draw:marker-start-width="0.252cm" draw:marker-end-width="0.252cm" draw:fill-color="#999999" draw:textarea-horizontal-align="justify" draw:textarea-vertical-align="middle" draw:auto-grow-height="false" fo:min-height="2.362cm" fo:min-width="2.11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382cm" fo:min-width="2.13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408cm" fo:min-width="2.15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2.362cm" fo:min-width="2.11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-color="#999999" draw:textarea-horizontal-align="justify" draw:textarea-vertical-align="middle" draw:auto-grow-height="false" fo:min-height="2.382cm" fo:min-width="2.132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362cm" fo:min-width="2.112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81cm" svg:stroke-color="#ff3333" draw:marker-start="Circle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3333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35cm" draw:marker-start-width="0.252cm" draw:marker-end-width="0.252cm" draw:fill-color="#999999" draw:textarea-horizontal-align="justify" draw:textarea-vertical-align="middle" draw:auto-grow-height="false" fo:min-height="2.408cm" fo:min-width="2.158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font-size="12pt" fo:font-weight="bold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font-size="12pt" fo:font-weight="bold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4cm" svg:height="3.74cm" svg:x="1.025cm" svg:y="1.002cm">
          <text:p text:style-name="P1"><text:span text:style-name="T1">A</text:span><text:span text:style-name="T2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7cm" svg:height="3.77cm" svg:x="7.432cm" svg:y="2.69cm">
          <text:p text:style-name="P1"><text:span text:style-name="T1">A</text:span><text:span text:style-name="T2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06cm" svg:height="3.806cm" svg:x="2.842cm" svg:y="5.763cm">
          <text:p text:style-name="P1"><text:span text:style-name="T1">A</text:span><text:span text:style-name="T2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165cm" svg:height="1.288cm" draw:transform="skewX (0.0396189740202713) rotate (-0.0361283155162833) translate (4.112cm 3.246cm)" svg:viewBox="0 0 4166 1289" svg:d="M0 0c2473 0 4166 1289 4166 1289">
          <text:p/>
        </draw:path>
        <draw:path draw:style-name="gr5" draw:text-style-name="P3" draw:layer="layout" svg:width="4.962cm" svg:height="0.718cm" draw:transform="skewX (0.145036860840729) rotate (-0.016929693744346) translate (4.113cm 3.247cm)" svg:viewBox="0 0 4963 719" svg:d="M0 0c2947 0 4963 719 4963 719">
          <text:p/>
        </draw:path>
        <draw:path draw:style-name="gr4" draw:text-style-name="P3" draw:layer="layout" svg:width="4.231cm" svg:height="1.855cm" draw:transform="skewX (0.00244346095279207) rotate (-0.0513126800086339) translate (4.113cm 3.247cm)" svg:viewBox="0 0 4232 1856" svg:d="M0 0c2513 0 4232 1856 4232 1856">
          <text:p/>
        </draw:path>
        <draw:path draw:style-name="gr5" draw:text-style-name="P3" draw:layer="layout" svg:width="2.623cm" svg:height="1.557cm" draw:transform="skewX (0.0167551608191456) rotate (-1.84254409133041) translate (8.405cm 5.393cm)" svg:viewBox="0 0 2624 1558" svg:d="M0 0c1974 1 2624 1558 2624 1558">
          <text:p/>
        </draw:path>
        <draw:path draw:style-name="gr4" draw:text-style-name="P3" draw:layer="layout" svg:width="1.882cm" svg:height="1.989cm" draw:transform="skewX (-0.462163185928098) rotate (-2.15722695546499) translate (8.44000000192618cm 5.4220000002406cm)" svg:viewBox="0 0 1883 1990" svg:d="M0 0c1416 0 1883 1990 1883 1990">
          <text:p/>
        </draw:path>
        <draw:path draw:style-name="gr4" draw:text-style-name="P3" draw:layer="layout" svg:width="2.538cm" svg:height="2.272cm" draw:transform="skewX (-0.277332818141899) rotate (-2.01864781285664) translate (8.36600010568349cm 5.46200001819773cm)" svg:viewBox="0 0 2539 2273" svg:d="M0 0c1911-1 2539 2273 2539 2273">
          <text:p/>
        </draw:path>
        <draw:path draw:style-name="gr6" draw:text-style-name="P3" draw:layer="layout" svg:width="1.8cm" svg:height="1.869cm" draw:transform="skewX (-0.437554043474978) rotate (1.00391338574714) translate (5.19099989525299cm 6.71499998638136cm)" svg:viewBox="0 0 1801 1870" svg:d="M0 0c1355-1 1801 1870 1801 1870">
          <text:p/>
        </draw:path>
        <draw:path draw:style-name="gr6" draw:text-style-name="P3" draw:layer="layout" svg:width="3.904cm" svg:height="1.105cm" draw:transform="skewX (0.0493928178314395) rotate (3.1084313978019) translate (8.13799999995769cm 4.68300000051138cm)" svg:viewBox="0 0 3905 1106" svg:d="M0 0c2318 0 3905 1106 3905 1106">
          <text:p/>
        </draw:path>
        <draw:path draw:style-name="gr6" draw:text-style-name="P3" draw:layer="layout" svg:width="2.124cm" svg:height="2.2cm" draw:transform="skewX (-0.453785605518526) rotate (2.54154845675414) translate (4.93727776392502cm 7.35022083320522cm)" svg:viewBox="0 0 2125 2201" svg:d="M0 0c1599 0 2125 2201 2125 2201">
          <text:p/>
        </draw:path>
        <draw:custom-shape draw:style-name="gr7" draw:text-style-name="P4" draw:layer="layout" svg:width="3.74cm" svg:height="3.74cm" svg:x="1cm" svg:y="9.89cm">
          <text:p text:style-name="P1"><text:span text:style-name="T1">A</text:span><text:span text:style-name="T2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7cm" svg:height="3.77cm" svg:x="7.407cm" svg:y="11.578cm">
          <text:p text:style-name="P1"><text:span text:style-name="T1">A</text:span><text:span text:style-name="T2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806cm" svg:height="3.806cm" svg:x="2.817cm" svg:y="14.651cm">
          <text:p text:style-name="P1"><text:span text:style-name="T1">A</text:span><text:span text:style-name="T2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165cm" svg:height="1.288cm" draw:transform="skewX (0.0396189740202713) rotate (-0.0361283155162833) translate (4.087cm 12.134cm)" svg:viewBox="0 0 4166 1289" svg:d="M0 0c2473 0 4166 1289 4166 1289">
          <text:p/>
        </draw:path>
        <draw:path draw:style-name="gr5" draw:text-style-name="P3" draw:layer="layout" svg:width="4.962cm" svg:height="0.718cm" draw:transform="skewX (0.145036860840729) rotate (-0.016929693744346) translate (4.088cm 12.135cm)" svg:viewBox="0 0 4963 719" svg:d="M0 0c2947 0 4963 719 4963 719">
          <text:p/>
        </draw:path>
        <draw:path draw:style-name="gr4" draw:text-style-name="P3" draw:layer="layout" svg:width="4.231cm" svg:height="1.855cm" draw:transform="skewX (0.00244346095279207) rotate (-0.0513126800086339) translate (4.088cm 12.135cm)" svg:viewBox="0 0 4232 1856" svg:d="M0 0c2513 0 4232 1856 4232 1856">
          <text:p/>
        </draw:path>
        <draw:path draw:style-name="gr5" draw:text-style-name="P3" draw:layer="layout" svg:width="2.623cm" svg:height="1.557cm" draw:transform="skewX (0.0167551608191456) rotate (-1.84254409133041) translate (8.38cm 14.281cm)" svg:viewBox="0 0 2624 1558" svg:d="M0 0c1974 1 2624 1558 2624 1558">
          <text:p/>
        </draw:path>
        <draw:path draw:style-name="gr4" draw:text-style-name="P3" draw:layer="layout" svg:width="1.882cm" svg:height="1.989cm" draw:transform="skewX (-0.462163185928098) rotate (-2.15722695546499) translate (8.41500000192618cm 14.3100000002406cm)" svg:viewBox="0 0 1883 1990" svg:d="M0 0c1416 0 1883 1990 1883 1990">
          <text:p/>
        </draw:path>
        <draw:path draw:style-name="gr4" draw:text-style-name="P3" draw:layer="layout" svg:width="2.538cm" svg:height="2.272cm" draw:transform="skewX (-0.277332818141899) rotate (-2.01864781285664) translate (8.3410001056835cm 14.3500000181977cm)" svg:viewBox="0 0 2539 2273" svg:d="M0 0c1911-1 2539 2273 2539 2273">
          <text:p/>
        </draw:path>
        <draw:path draw:style-name="gr6" draw:text-style-name="P3" draw:layer="layout" svg:width="1.8cm" svg:height="1.869cm" draw:transform="skewX (-0.437554043474978) rotate (1.00391338574714) translate (5.16599989525299cm 15.6029999863814cm)" svg:viewBox="0 0 1801 1870" svg:d="M0 0c1355-1 1801 1870 1801 1870">
          <text:p/>
        </draw:path>
        <draw:path draw:style-name="gr6" draw:text-style-name="P3" draw:layer="layout" svg:width="3.904cm" svg:height="1.105cm" draw:transform="skewX (0.0493928178314395) rotate (3.1084313978019) translate (8.11299999995769cm 13.5710000005114cm)" svg:viewBox="0 0 3905 1106" svg:d="M0 0c2318 0 3905 1106 3905 1106">
          <text:p/>
        </draw:path>
        <draw:path draw:style-name="gr6" draw:text-style-name="P3" draw:layer="layout" svg:width="2.124cm" svg:height="2.2cm" draw:transform="skewX (-0.453785605518526) rotate (2.54154845675414) translate (4.91227776392502cm 16.2382208332052cm)" svg:viewBox="0 0 2125 2201" svg:d="M0 0c1599 0 2125 2201 2125 2201">
          <text:p/>
        </draw:path>
        <draw:custom-shape draw:style-name="gr10" draw:text-style-name="P5" draw:layer="layout" svg:width="3.74cm" svg:height="3.74cm" svg:x="1cm" svg:y="18.78cm">
          <text:p text:style-name="P1"><text:span text:style-name="T1">A</text:span><text:span text:style-name="T2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77cm" svg:height="3.77cm" svg:x="7.407cm" svg:y="20.468cm">
          <text:p text:style-name="P1"><text:span text:style-name="T1">A</text:span><text:span text:style-name="T2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806cm" svg:height="3.806cm" svg:x="2.817cm" svg:y="23.541cm">
          <text:p text:style-name="P1"><text:span text:style-name="T1">A</text:span><text:span text:style-name="T2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165cm" svg:height="1.288cm" draw:transform="skewX (0.0396189740202713) rotate (-0.0361283155162833) translate (4.087cm 21.024cm)" svg:viewBox="0 0 4166 1289" svg:d="M0 0c2473 0 4166 1289 4166 1289">
          <text:p/>
        </draw:path>
        <draw:path draw:style-name="gr5" draw:text-style-name="P3" draw:layer="layout" svg:width="4.962cm" svg:height="0.718cm" draw:transform="skewX (0.145036860840729) rotate (-0.016929693744346) translate (4.088cm 21.025cm)" svg:viewBox="0 0 4963 719" svg:d="M0 0c2947 0 4963 719 4963 719">
          <text:p/>
        </draw:path>
        <draw:path draw:style-name="gr4" draw:text-style-name="P3" draw:layer="layout" svg:width="4.231cm" svg:height="1.855cm" draw:transform="skewX (0.00244346095279207) rotate (-0.0513126800086339) translate (4.088cm 21.025cm)" svg:viewBox="0 0 4232 1856" svg:d="M0 0c2513 0 4232 1856 4232 1856">
          <text:p/>
        </draw:path>
        <draw:path draw:style-name="gr5" draw:text-style-name="P3" draw:layer="layout" svg:width="2.623cm" svg:height="1.557cm" draw:transform="skewX (0.0167551608191456) rotate (-1.84254409133041) translate (8.38cm 23.171cm)" svg:viewBox="0 0 2624 1558" svg:d="M0 0c1974 1 2624 1558 2624 1558">
          <text:p/>
        </draw:path>
        <draw:path draw:style-name="gr4" draw:text-style-name="P3" draw:layer="layout" svg:width="1.882cm" svg:height="1.989cm" draw:transform="skewX (-0.462163185928098) rotate (-2.15722695546499) translate (8.41500000192617cm 23.2000000002406cm)" svg:viewBox="0 0 1883 1990" svg:d="M0 0c1416 0 1883 1990 1883 1990">
          <text:p/>
        </draw:path>
        <draw:path draw:style-name="gr4" draw:text-style-name="P3" draw:layer="layout" svg:width="2.538cm" svg:height="2.272cm" draw:transform="skewX (-0.277332818141899) rotate (-2.01864781285664) translate (8.34100010568349cm 23.2400000181977cm)" svg:viewBox="0 0 2539 2273" svg:d="M0 0c1911-1 2539 2273 2539 2273">
          <text:p/>
        </draw:path>
        <draw:path draw:style-name="gr6" draw:text-style-name="P3" draw:layer="layout" svg:width="1.8cm" svg:height="1.869cm" draw:transform="skewX (-0.437554043474978) rotate (1.00391338574714) translate (5.16599989525299cm 24.4929999863814cm)" svg:viewBox="0 0 1801 1870" svg:d="M0 0c1355-1 1801 1870 1801 1870">
          <text:p/>
        </draw:path>
        <draw:path draw:style-name="gr6" draw:text-style-name="P3" draw:layer="layout" svg:width="3.904cm" svg:height="1.105cm" draw:transform="skewX (0.0493928178314395) rotate (3.1084313978019) translate (8.11299999995769cm 22.4610000005114cm)" svg:viewBox="0 0 3905 1106" svg:d="M0 0c2318 0 3905 1106 3905 1106">
          <text:p/>
        </draw:path>
        <draw:path draw:style-name="gr6" draw:text-style-name="P3" draw:layer="layout" svg:width="2.124cm" svg:height="2.2cm" draw:transform="skewX (-0.453785605518526) rotate (2.54154845675414) translate (4.91227776392503cm 25.1282208332052cm)" svg:viewBox="0 0 2125 2201" svg:d="M0 0c1599 0 2125 2201 2125 2201">
          <text:p/>
        </draw:path>
      </draw:page>
      <draw:page draw:name="page2" draw:style-name="dp1" draw:master-page-name="Default">
        <draw:custom-shape draw:style-name="gr12" draw:text-style-name="P2" draw:layer="layout" svg:width="3.74cm" svg:height="3.74cm" svg:x="1.025cm" svg:y="1.002cm">
          <text:p text:style-name="P1"><text:span text:style-name="T1">A</text:span><text:span text:style-name="T2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7cm" svg:height="3.77cm" svg:x="7.432cm" svg:y="2.69cm">
          <text:p text:style-name="P1"><text:span text:style-name="T1">A</text:span><text:span text:style-name="T2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806cm" svg:height="3.806cm" svg:x="2.842cm" svg:y="5.763cm">
          <text:p text:style-name="P1"><text:span text:style-name="T1">A</text:span><text:span text:style-name="T2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165cm" svg:height="1.288cm" draw:transform="skewX (0.0396189740202713) rotate (-0.0361283155162833) translate (4.112cm 3.246cm)" svg:viewBox="0 0 4166 1289" svg:d="M0 0c2473 0 4166 1289 4166 1289">
          <text:p/>
        </draw:path>
        <draw:path draw:style-name="gr5" draw:text-style-name="P3" draw:layer="layout" svg:width="4.962cm" svg:height="0.718cm" draw:transform="skewX (0.145036860840729) rotate (-0.016929693744346) translate (4.113cm 3.247cm)" svg:viewBox="0 0 4963 719" svg:d="M0 0c2947 0 4963 719 4963 719">
          <text:p/>
        </draw:path>
        <draw:path draw:style-name="gr4" draw:text-style-name="P3" draw:layer="layout" svg:width="4.231cm" svg:height="1.855cm" draw:transform="skewX (0.00244346095279207) rotate (-0.0513126800086339) translate (4.113cm 3.247cm)" svg:viewBox="0 0 4232 1856" svg:d="M0 0c2513 0 4232 1856 4232 1856">
          <text:p/>
        </draw:path>
        <draw:path draw:style-name="gr13" draw:text-style-name="P3" draw:layer="layout" svg:width="2.623cm" svg:height="1.557cm" draw:transform="skewX (0.0167551608191456) rotate (-1.84254409133041) translate (8.405cm 5.393cm)" svg:viewBox="0 0 2624 1558" svg:d="M0 0c1974 1 2624 1558 2624 1558">
          <text:p/>
        </draw:path>
        <draw:path draw:style-name="gr14" draw:text-style-name="P3" draw:layer="layout" svg:width="1.882cm" svg:height="1.989cm" draw:transform="skewX (-0.462163185928098) rotate (-2.15722695546499) translate (8.44000000192618cm 5.4220000002406cm)" svg:viewBox="0 0 1883 1990" svg:d="M0 0c1416 0 1883 1990 1883 1990">
          <text:p/>
        </draw:path>
        <draw:path draw:style-name="gr14" draw:text-style-name="P3" draw:layer="layout" svg:width="2.538cm" svg:height="2.272cm" draw:transform="skewX (-0.277332818141899) rotate (-2.01864781285664) translate (8.36600010568349cm 5.46200001819773cm)" svg:viewBox="0 0 2539 2273" svg:d="M0 0c1911-1 2539 2273 2539 2273">
          <text:p/>
        </draw:path>
        <draw:path draw:style-name="gr6" draw:text-style-name="P3" draw:layer="layout" svg:width="1.8cm" svg:height="1.869cm" draw:transform="skewX (-0.437554043474978) rotate (1.00391338574714) translate (5.19099989525299cm 6.71499998638136cm)" svg:viewBox="0 0 1801 1870" svg:d="M0 0c1355-1 1801 1870 1801 1870">
          <text:p/>
        </draw:path>
        <draw:path draw:style-name="gr6" draw:text-style-name="P3" draw:layer="layout" svg:width="3.904cm" svg:height="1.105cm" draw:transform="skewX (0.0493928178314395) rotate (3.1084313978019) translate (8.13799999995769cm 4.68300000051138cm)" svg:viewBox="0 0 3905 1106" svg:d="M0 0c2318 0 3905 1106 3905 1106">
          <text:p/>
        </draw:path>
        <draw:path draw:style-name="gr6" draw:text-style-name="P3" draw:layer="layout" svg:width="2.124cm" svg:height="2.2cm" draw:transform="skewX (-0.453785605518526) rotate (2.54154845675414) translate (4.93727776392502cm 7.35022083320522cm)" svg:viewBox="0 0 2125 2201" svg:d="M0 0c1599 0 2125 2201 2125 2201">
          <text:p/>
        </draw:path>
        <draw:custom-shape draw:style-name="gr10" draw:text-style-name="P5" draw:layer="layout" svg:width="3.74cm" svg:height="3.74cm" svg:x="1cm" svg:y="9.89cm">
          <text:p text:style-name="P1"><text:span text:style-name="T1">A</text:span><text:span text:style-name="T2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7cm" svg:height="3.77cm" svg:x="7.407cm" svg:y="11.578cm">
          <text:p text:style-name="P1"><text:span text:style-name="T1">A</text:span><text:span text:style-name="T2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3.806cm" svg:height="3.806cm" svg:x="2.817cm" svg:y="14.651cm">
          <text:p text:style-name="P1"><text:span text:style-name="T1">A</text:span><text:span text:style-name="T2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165cm" svg:height="1.288cm" draw:transform="skewX (0.0396189740202713) rotate (-0.0361283155162833) translate (4.087cm 12.134cm)" svg:viewBox="0 0 4166 1289" svg:d="M0 0c2473 0 4166 1289 4166 1289">
          <text:p/>
        </draw:path>
        <draw:path draw:style-name="gr5" draw:text-style-name="P3" draw:layer="layout" svg:width="4.962cm" svg:height="0.718cm" draw:transform="skewX (0.145036860840729) rotate (-0.016929693744346) translate (4.088cm 12.135cm)" svg:viewBox="0 0 4963 719" svg:d="M0 0c2947 0 4963 719 4963 719">
          <text:p/>
        </draw:path>
        <draw:path draw:style-name="gr4" draw:text-style-name="P3" draw:layer="layout" svg:width="4.231cm" svg:height="1.855cm" draw:transform="skewX (0.00244346095279207) rotate (-0.0513126800086339) translate (4.088cm 12.135cm)" svg:viewBox="0 0 4232 1856" svg:d="M0 0c2513 0 4232 1856 4232 1856">
          <text:p/>
        </draw:path>
        <draw:path draw:style-name="gr5" draw:text-style-name="P3" draw:layer="layout" svg:width="2.623cm" svg:height="1.557cm" draw:transform="skewX (0.0167551608191456) rotate (-1.84254409133041) translate (8.38cm 14.281cm)" svg:viewBox="0 0 2624 1558" svg:d="M0 0c1974 1 2624 1558 2624 1558">
          <text:p/>
        </draw:path>
        <draw:path draw:style-name="gr4" draw:text-style-name="P3" draw:layer="layout" svg:width="1.882cm" svg:height="1.989cm" draw:transform="skewX (-0.462163185928098) rotate (-2.15722695546499) translate (8.41500000192618cm 14.3100000002406cm)" svg:viewBox="0 0 1883 1990" svg:d="M0 0c1416 0 1883 1990 1883 1990">
          <text:p/>
        </draw:path>
        <draw:path draw:style-name="gr4" draw:text-style-name="P3" draw:layer="layout" svg:width="2.538cm" svg:height="2.272cm" draw:transform="skewX (-0.277332818141899) rotate (-2.01864781285664) translate (8.3410001056835cm 14.3500000181977cm)" svg:viewBox="0 0 2539 2273" svg:d="M0 0c1911-1 2539 2273 2539 2273">
          <text:p/>
        </draw:path>
        <draw:path draw:style-name="gr6" draw:text-style-name="P3" draw:layer="layout" svg:width="1.8cm" svg:height="1.869cm" draw:transform="skewX (-0.437554043474978) rotate (1.00391338574714) translate (5.16599989525299cm 15.6029999863814cm)" svg:viewBox="0 0 1801 1870" svg:d="M0 0c1355-1 1801 1870 1801 1870">
          <text:p/>
        </draw:path>
        <draw:path draw:style-name="gr6" draw:text-style-name="P3" draw:layer="layout" svg:width="3.904cm" svg:height="1.105cm" draw:transform="skewX (0.0493928178314395) rotate (3.1084313978019) translate (8.11299999995769cm 13.5710000005114cm)" svg:viewBox="0 0 3905 1106" svg:d="M0 0c2318 0 3905 1106 3905 1106">
          <text:p/>
        </draw:path>
        <draw:path draw:style-name="gr6" draw:text-style-name="P3" draw:layer="layout" svg:width="2.124cm" svg:height="2.2cm" draw:transform="skewX (-0.453785605518526) rotate (2.54154845675414) translate (4.91227776392502cm 16.2382208332052cm)" svg:viewBox="0 0 2125 2201" svg:d="M0 0c1599 0 2125 2201 2125 220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09:24:30.627610000</meta:creation-date>
    <dc:date>2016-11-24T09:38:05.263809000</dc:date>
    <meta:editing-duration>PT1M52S</meta:editing-duration>
    <meta:editing-cycles>1</meta:editing-cycles>
    <meta:document-statistic meta:object-count="60"/>
    <meta:generator>LibreOffice/5.2.1.2$MacOSX_X86_64 LibreOffice_project/31dd62db80d4e60af04904455ec9c9219178d620</meta:generator>
  </office:meta>
</office:document-meta>
</file>